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12.96mm"/>
          <style:tab-stop style:position="63.5mm"/>
        </style:tab-stops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SG" style:font-name-asian="Calibri" style:language-asian="zh" style:country-asian="CN" style:font-name-complex="Courier New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<text:placeholder text:placeholder-type="text">&lt;o.name&gt;</text:placeholder></text:span> </text:p>
      <text:p text:style-name="P2">Company Registration No. <text:span text:style-name="T4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7">MINUTES OF THE FIRST ANNUAL GENERAL MEETING </text:p>
      <text:p text:style-name="P1"/>
      <text:p text:style-name="P1"/>
      <text:p text:style-name="P3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>Venue<text:tab/><text:tab/> <text:s text:c="5"/>: <text:span text:style-name="T5"><text:placeholder text:placeholder-type="text">&lt;get_partner_full_address(o.id)&gt;</text:placeholder></text:span> <text:s text:c="21"/></text:p>
      <text:p text:style-name="P1"/>
      <text:p text:style-name="P1">Present<text:tab/><text:tab/> <text:s text:c="3"/>: As per Attendance List </text:p>
      <text:p text:style-name="P9"/>
      <text:p text:style-name="P1"/>
      <text:p text:style-name="P1"/>
      <text:p text:style-name="P6">CHAIRMAN </text:p>
      <text:p text:style-name="P1"><text:span text:style-name="T1"><text:placeholder text:placeholder-type="text">&lt;get_chairman(o.id)&gt;</text:placeholder></text:span> presided the meeting as Chairman. </text:p>
      <text:p text:style-name="P1"/>
      <text:p text:style-name="P1"/>
      <text:p text:style-name="P1">The following resolutions were passed and it was unanimously resolved : </text:p>
      <text:p text:style-name="P1"/>
      <text:p text:style-name="P1"/>
      <text:p text:style-name="P5">NOTICE OF MEETING </text:p>
      <text:p text:style-name="P1"><text:s/>“That the formality of issuing two weeks’ notice to call this meeting be and hereby waived." </text:p>
      <text:p text:style-name="P1"/>
      <text:p text:style-name="P1"/>
      <text:p text:style-name="P6">DIRECTOR’S REPORT AND UNAUDITED FINANCIAL STATEMENTS </text:p>
      <text:p text:style-name="P1">“That the Director’s Report together with the unaudited Financial Statements for the financial period from <text:span text:style-name="T1"><text:placeholder text:placeholder-type="text">&lt;convert_date_d_m_Y(o.fs_start_date)&gt;</text:placeholder></text:span> to <text:span text:style-name="T1"><text:placeholder text:placeholder-type="text">&lt;convert_date_d_m_Y(o.fs_end_date)&gt;</text:placeholder></text:span> thereon, be and are hereby considered and adopted.” </text:p>
      <text:p text:style-name="P1"/>
      <text:p text:style-name="P1"/>
      <text:p text:style-name="P6">DIRECTOR’S REMUNERATION </text:p>
      <text:p text:style-name="P1">“That the Director’s remuneration being paid to the following Director for the financial period from </text:p>
      <text:p text:style-name="P1"><text:span text:style-name="T1"><text:placeholder text:placeholder-type="text">&lt;convert_date_d_m_Y(o.fs_start_date)&gt;</text:placeholder></text:span> to <text:span text:style-name="T1"><text:placeholder text:placeholder-type="text">&lt;convert_date_d_m_Y(o.fs_end_date)&gt;</text:placeholder></text:span> be and is hereby approved.” </text:p>
      <text:p text:style-name="P1"/>
      <text:p text:style-name="P1"><text:tab/><text:span text:style-name="T1">Name</text:span><text:tab/><text:tab/><text:tab/><text:tab/><text:span text:style-name="T1">Amount</text:span> </text:p>
      <text:p text:style-name="P4"><text:span text:style-name="T1"><text:tab/></text:span><text:span text:style-name="T1"><text:placeholder text:placeholder-type="text">&lt;get_chairman(o.id)&gt;</text:placeholder></text:span><text:span text:style-name="T1"><text:tab/></text:span>S$ </text:p>
      <text:p text:style-name="P1"/>
      <text:p text:style-name="P6">DIRECTOR’S REMUNERATION </text:p>
      <text:p text:style-name="P1">“That no Director’s remuneration be payable for the financial period from <text:span text:style-name="T1"><text:placeholder text:placeholder-type="text">&lt;convert_date_d_m_Y(o.fs_start_date)&gt;</text:placeholder></text:span> to </text:p>
      <text:p text:style-name="P1"><text:span text:style-name="T1"><text:placeholder text:placeholder-type="text">&lt;convert_date_d_m_Y(o.fs_end_date)&gt;</text:placeholder></text:span>.” </text:p>
      <text:p text:style-name="P1"/>
      <text:p text:style-name="P1"/>
      <text:p text:style-name="P6">RE‑ELECTION OF DIRECTOR </text:p>
      <text:p text:style-name="P1">“That <text:span text:style-name="T1"><text:placeholder text:placeholder-type="text">&lt;get_chairman(o.id)&gt;</text:placeholder></text:span>, retiring pursuant to Article 63 of the Articles of Association of the Company and being eligible for re-election, be and is hereby re-elected as the Director of the Company.” </text:p>
      <text:p text:style-name="P1"/>
      <text:p text:style-name="P1"/>
      <text:p text:style-name="P1"><text:span text:style-name="T2">CONCLUSION</text:span> </text:p>
      <text:p text:style-name="P1">There being no other business, the meeting terminated with a vote of thanks to the Chairman. </text:p>
      <text:p text:style-name="P1"/>
      <text:p text:style-name="P1">Certified As True Records of Minutes </text:p>
      <text:p text:style-name="P1"><text:soft-page-break/></text:p>
      <text:p text:style-name="P1">________________________________ </text:p>
      <text:p text:style-name="P1"><text:span text:style-name="T6"><text:placeholder text:placeholder-type="text">&lt;get_chairman(o.id)&gt;</text:placeholder></text:span> </text:p>
      <text:p text:style-name="P1">Chairm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22:40:49</meta:creation-date>
    <dc:date>2015-12-17T08:13:21</dc:date>
    <dc:creator>phung11764 </dc:creator>
    <meta:editing-duration>PT28M13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2" meta:paragraph-count="30" meta:word-count="208" meta:character-count="1712" meta:non-whitespace-character-count="1461"/>
  </office:meta>
</office:document-meta>
</file>